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1" svg:font-family="Arial, sans-serif"/>
    <style:font-face style:name="Lohit Hindi1" svg:font-family="'Lohit Hindi'"/>
    <style:font-face style:name="Verdana" svg:font-family="Verdana, Arial, Helvetica, sans-serif"/>
    <style:font-face style:name="Arial2" svg:font-family="Arial, Helvetica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1826in" table:align="left"/>
    </style:style>
    <style:style style:name="Table1.A" style:family="table-column">
      <style:table-column-properties style:column-width="0.9285in"/>
    </style:style>
    <style:style style:name="Table1.B" style:family="table-column">
      <style:table-column-properties style:column-width="0.9181in"/>
    </style:style>
    <style:style style:name="Table1.D" style:family="table-column">
      <style:table-column-properties style:column-width="0.7563in"/>
    </style:style>
    <style:style style:name="Table1.E" style:family="table-column">
      <style:table-column-properties style:column-width="0.6618in"/>
    </style:style>
    <style:style style:name="Table1.A1" style:family="table-cell">
      <style:table-cell-properties style:vertical-align="middle" fo:background-color="#336699" fo:padding="0in" fo:border="none">
        <style:background-image/>
      </style:table-cell-properties>
    </style:style>
    <style:style style:name="Table1.A2" style:family="table-cell">
      <style:table-cell-properties style:vertical-align="middle" fo:padding="0in" fo:border="none"/>
    </style:style>
    <style:style style:name="Table1.B2" style:family="table-cell">
      <style:table-cell-properties style:vertical-align="middle" fo:padding="0in" fo:border="none"/>
    </style:style>
    <style:style style:name="Table1.C2" style:family="table-cell">
      <style:table-cell-properties style:vertical-align="middle" fo:padding="0in" fo:border="none"/>
    </style:style>
    <style:style style:name="Table1.D2" style:family="table-cell">
      <style:table-cell-properties style:vertical-align="middle" fo:padding="0in" fo:border="none"/>
    </style:style>
    <style:style style:name="Table1.E2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222222" style:font-name="Arial1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222222" style:font-name="Arial2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style:font-name="Arial" fo:font-size="11pt" fo:font-style="normal" fo:font-weight="normal" style:font-size-asian="11pt" style:font-size-complex="11pt"/>
    </style:style>
    <style:style style:name="P7" style:family="paragraph" style:parent-style-name="Table_20_Heading">
      <style:text-properties fo:font-variant="normal" fo:text-transform="none" fo:color="#ffffff" style:font-name="Verdana" fo:font-size="11pt" fo:font-style="normal" fo:font-weight="bold" style:font-size-asian="11pt" style:font-size-complex="11pt"/>
    </style:style>
    <style:style style:name="P8" style:family="paragraph" style:parent-style-name="Table_20_Heading">
      <style:paragraph-properties fo:margin-top="0in" fo:margin-bottom="0.1965in"/>
      <style:text-properties fo:font-variant="normal" fo:text-transform="none" fo:color="#ffffff" style:font-name="Verdana" fo:font-size="11pt" fo:font-style="normal" fo:font-weight="normal" style:font-size-asian="11pt" style:font-size-complex="11pt"/>
    </style:style>
    <style:style style:name="T1" style:family="text">
      <style:text-properties style:font-name="Verdana"/>
    </style:style>
    <style:style style:name="T2" style:family="text">
      <style:text-properties fo:color="#000000"/>
    </style:style>
    <style:style style:name="T3" style:family="text">
      <style:text-properties fo:color="#000000" style:font-name="Verdana"/>
    </style:style>
    <style:style style:name="T4" style:family="text">
      <style:text-properties fo:color="#000000" style:font-name="Verdana" fo:font-size="9pt"/>
    </style:style>
    <style:style style:name="T5" style:family="text">
      <style:text-properties fo:font-variant="normal" fo:text-transform="none" fo:color="#000000" style:font-name="Verdana" fo:letter-spacing="normal" fo:font-style="normal" fo:font-weight="normal"/>
    </style:style>
    <style:style style:name="T6" style:family="text">
      <style:text-properties fo:font-variant="normal" fo:text-transform="none" fo:color="#000000" style:font-name="Verdana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000000" style:font-name="Verdana" fo:font-size="11pt" fo:letter-spacing="normal" fo:font-style="normal" fo:font-weight="normal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Verdana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ffffff" style:font-name="Verdana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10" style:family="text">
      <style:text-properties fo:font-variant="normal" fo:text-transform="none" fo:color="#222222" style:font-name="Verdana" fo:letter-spacing="normal" fo:font-style="normal" fo:font-weight="normal"/>
    </style:style>
    <style:style style:name="T11" style:family="text">
      <style:text-properties fo:font-variant="normal" fo:text-transform="none" fo:color="#222222" style:font-name="Arial1" fo:letter-spacing="normal" fo:font-style="normal" fo:font-weight="normal"/>
    </style:style>
    <style:style style:name="T12" style:family="text">
      <style:text-properties fo:font-variant="normal" fo:text-transform="none" fo:color="#222222" style:font-name="Arial1" fo:letter-spacing="normal" fo:font-style="italic" fo:font-weight="normal"/>
    </style:style>
    <style:style style:name="T1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6">Disciplina SFI???<text:line-break/></text:span></text:span><text:span text:style-name="Strong_20_Emphasis"><text:span text:style-name="T7">Psicofísica da música no áudio digital</text:span></text:span></text:p>
      <text:p text:style-name="P1"><text:span text:style-name="Strong_20_Emphasis"><text:span text:style-name="T6">Área de Concentração:</text:span></text:span><text:span text:style-name="Strong_20_Emphasis"><text:span text:style-name="T8"> ???</text:span></text:span></text:p>
      <text:p text:style-name="P1"><text:span text:style-name="Strong_20_Emphasis"><text:span text:style-name="T6">Criação:</text:span></text:span><text:span text:style-name="T8"> 06/12/2014</text:span></text:p>
      <text:p text:style-name="P1"><text:span text:style-name="Strong_20_Emphasis"><text:span text:style-name="T6">Ativação:</text:span></text:span><text:span text:style-name="Strong_20_Emphasis"><text:span text:style-name="T8"> ?</text:span></text:span></text:p>
      <text:p text:style-name="P1"><text:span text:style-name="Strong_20_Emphasis"><text:span text:style-name="T6">Nr. de Créditos:</text:span></text:span><text:span text:style-name="T8"> 15</text:span></text:p>
      <text:p text:style-name="P1"><text:span text:style-name="Strong_20_Emphasis"><text:span text:style-name="T6">Carga Horária: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8">Teórica</text:p>
              <text:p text:style-name="P8">(por semana)</text:p>
            </table:table-cell>
            <table:table-cell table:style-name="Table1.A1" office:value-type="string">
              <text:p text:style-name="P8">Prática</text:p>
              <text:p text:style-name="P8">(por semana)</text:p>
            </table:table-cell>
            <table:table-cell table:style-name="Table1.A1" office:value-type="string">
              <text:p text:style-name="P8">Estudos</text:p>
              <text:p text:style-name="P8">(por semana)</text:p>
            </table:table-cell>
            <table:table-cell table:style-name="Table1.A1" office:value-type="string">
              <text:p text:style-name="P7">Duração</text:p>
            </table:table-cell>
            <table:table-cell table:style-name="Table1.A1" office:value-type="string">
              <text:p text:style-name="P7">Total</text:p>
            </table:table-cell>
          </table:table-row>
        </table:table-header-rows>
        <table:table-row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6">8</text:p>
          </table:table-cell>
          <table:table-cell table:style-name="Table1.C2" office:value-type="string">
            <text:p text:style-name="P6">3</text:p>
          </table:table-cell>
          <table:table-cell table:style-name="Table1.D2" office:value-type="string">
            <text:p text:style-name="P6">15 semanas</text:p>
          </table:table-cell>
          <table:table-cell table:style-name="Table1.E2" office:value-type="string">
            <text:p text:style-name="P6">225 horas</text:p>
          </table:table-cell>
        </table:table-row>
      </table:table>
      <text:p text:style-name="P1"><text:span text:style-name="Strong_20_Emphasis"><text:span text:style-name="T6">Docente Responsável: </text:span></text:span><text:span text:style-name="T8">Osvaldo Novais de Oliveira Junior ?, Michel Hospital ?, Emerson ?, Jane Borges ?, Fred Cavalcante ?</text:span></text:p>
      <text:p text:style-name="P1"><text:span text:style-name="Strong_20_Emphasis"><text:span text:style-name="T6">Objetivos:</text:span></text:span></text:p>
      <text:p text:style-name="P2">O objetivo mínimo e principal é a assimilação de uma abordagem matemática pormenorizada da música no áudio digital, com descrição analítica de equações em nivel amostral e implementações computacionais de cada relação. Objetivos almejáveis são: absorção de princípios musicais através da execução de exercícios orientados e composições livres; criação de tecnologias em software ou hardware que envolvam a representação sonora de informações ou exploração das características psicofísicas do som; aprofundamento sobre técnicas musicais, de áudio, de programação de software ou hardware para multimídia; fluência na criação sonora e musical com os recursos básicos do áudio digital. As reduções às quatro operações fundamentais (+,-,*,/) e modelos funcionais de cânones artísticos, evidenciam o objetivo da adatação do conteúdo para as bagagens dos interessados de diferentes áreas e propósitos.</text:p>
      <text:p text:style-name="P1"><text:span text:style-name="Strong_20_Emphasis"><text:span text:style-name="T6">Justificativa:</text:span></text:span></text:p>
      <text:p text:style-name="P2">As áreas de processamento de sinais, programação, teoria musical e modelagem matemática aplicada à música apresentam parte dos conhecimentos necessários para uma abordagem concisa e funcional da música no áudio digital. Isso tanto torna custosa a absorção da literatura extensa, quanto torna o conteúdo útil para o aprendizado destas áreas. O tema musical fortalece o interesse do praticante, e tange questões mais amplas como arte, audição, percepção, cognição e cultura. A ênfase na modelagem fornece uma abordagem sólida do assunto, enquanto a programação em nivel amostral do áudio permite a utilização facilitada dos conceitos para aprendizado e criação. As descrições e implementações foram feitas a pedido de professores do IFSC/USP, o curso proposto por professores da UFSCar e da USP-São Carlos por interesses diversos, que incluem transferência sensorial e introdução à musica, ao processamento de sinais, à modelagem matemática e programação. <text:s/>As relações são usualmente mais simples no caso do áudio discretizado do que no som analógico, o que possibilita descrições com apenas as quatro operações fundamentais, sem uso de cálculo avançado (e.g. derivadas e integrais).</text:p>
      <text:p text:style-name="P1"><text:span text:style-name="Strong_20_Emphasis"><text:span text:style-name="T6">Conteúdo:</text:span></text:span></text:p>
      <text:p text:style-name="P2">1. Conceitos básicos de música e áudio. Literatura, autores e temas envolvidos.<text:line-break/>2. Codificações do áudio. PCM.<text:line-break/>3. Nota musical digital: duração, volume, frequência, timbre. Espectro no som amostrado. <text:soft-page-break/>Localização espacial e espacialização. Usos musicais, exercícios e prática livre.<text:line-break/>4. Variações na nota musical. Tabela de amostras. transições de volume e frequência, envoltórias tradicionais de volume, vibrato, tremolo, FM, AM, efeito Doppler, vínculos. Filtros e ruídos. Usos musicais, exercícios e prática livre.<text:line-break/>5. Notas em música. Afinações, intervalos, escalas, acordes. Harmonias modal, tonal (modulação) e atonal. Contraponto. Estruturas rítmicas. Repetição e variação. Arcos direcionais e cíclicos. Linguagens musicais. Estruturas temporais e fora do tempo. Usos musicais, exercícios e prática livre.</text:p>
      <text:p text:style-name="P2">6. Usos do conteúdo nas artes, pesquisa e desenvolvimento tecnológico. Exemplificações com os conhecimentos de cada um.</text:p>
      <text:p text:style-name="P1"><text:span text:style-name="Strong_20_Emphasis"><text:span text:style-name="T6">Forma de Avaliação: </text:span></text:span><text:span text:style-name="Strong_20_Emphasis"><text:span text:style-name="T7">Presença. </text:span></text:span><text:span text:style-name="T8">Apresentação de seminários. Escrita sobre os conteúdos das aulas para situar o curso com os conhecimentos dos participantes. Entrega de textos e de trabalhos práticos.</text:span></text:p>
      <text:p text:style-name="P1"><text:span text:style-name="Strong_20_Emphasis"><text:span text:style-name="T6">Observação:</text:span></text:span></text:p>
      <text:p text:style-name="P1"><text:span text:style-name="Strong_20_Emphasis"><text:span text:style-name="T7">A bibliografia básica é a dissertação em: </text:span></text:span><text:a xlink:type="simple" xlink:href="https://github.com/ttm/dissertacao/blob/master/dissertacaoCorrigida.pdf"><text:span text:style-name="Strong_20_Emphasis">https://github.com/ttm/dissertacao/blob/master/dissertacaoCorrigida.pdf</text:span></text:a><text:span text:style-name="Strong_20_Emphasis"><text:span text:style-name="T7">, que resume o curso como delineado nos itens de 1-5, com as implementações computacionais, exemplos sonoros e musicais. Há uma versão em inglês deste conteúdo em: </text:span></text:span><text:a xlink:type="simple" xlink:href="https://github.com/ttm/dissertacao/blob/master/article/article.pdf?raw=true"><text:span text:style-name="Strong_20_Emphasis">https://github.com/ttm/dissertacao/blob/master/article/article.pdf?raw=true</text:span></text:a><text:span text:style-name="Strong_20_Emphasis"><text:span text:style-name="T7">. Abaixo estão títulos sobre temas específicos.</text:span></text:span></text:p>
      <text:p text:style-name="P1"><text:span text:style-name="Strong_20_Emphasis"><text:span text:style-name="T6">Bibliografia:</text:span></text:span></text:p>
      <text:p text:style-name="P4"><text:span text:style-name="T2">Roederer, Juan G. "The Physics and Psychophysics of Music: An Introduction." (2008).</text:span></text:p>
      <text:p text:style-name="P5"><text:span text:style-name="T11">Oppenheim, Alan V., Ronald W. Schafer, and John R. Buck. </text:span><text:span text:style-name="T12">Discrete-time signal processing</text:span><text:span text:style-name="T11">. Vol. 2. Englewood Cliffs: Prentice-hall, 1989.</text:span></text:p>
      <text:p text:style-name="P5"><text:span text:style-name="T11">Lathi, Bhagwandas Pannalal. </text:span><text:span text:style-name="T12">Linear systems and signals</text:span><text:span text:style-name="T11">. Oxford University Press, 2009.</text:span></text:p>
      <text:p text:style-name="P5"><text:span text:style-name="T11">Lacerda, Osvaldo. "Teoria elementar da música." </text:span><text:span text:style-name="T12">São Paulo: Ricord Brasileira,</text:span><text:span text:style-name="T10"> </text:span><text:span text:style-name="T11">(1996).</text:span></text:p>
      <text:p text:style-name="P5"><text:span text:style-name="T11">Hindemith, Paul. </text:span><text:span text:style-name="T12">Curso condensado de harmonia tradicional</text:span><text:span text:style-name="T11">. Irmãos Vitale, 1998.</text:span></text:p>
      <text:p text:style-name="P3"><text:span text:style-name="T3">Koellreutter, Hans Joachim. "Harmonia funcional." (1986).</text:span></text:p>
      <text:p text:style-name="P3">Schoenberg, Arnold. <text:span text:style-name="T13">Harmonia</text:span>. Ed. UNESP, 1999.</text:p>
      <text:p text:style-name="P3">Aldwell, Edward, Carl Schachter, and Allen Cadwallader. <text:span text:style-name="T13">Harmony and voice leading</text:span>. Cengage Learning, 2010.</text:p>
      <text:p text:style-name="P3">SCHOENBERG, Arnold. <text:span text:style-name="T13">Exercícios preliminares em contraponto</text:span>. Via Lettera Editora e Livrar, 2004.</text:p>
      <text:p text:style-name="P3">Fux, Johann Joseph, Alfred Mann, and John Edmunds. <text:span text:style-name="T13">Gradus Ad Parnassum: The Study of Counterpoint</text:span>. WW Norton &amp; Company, 1965.</text:p>
      <text:p text:style-name="P3">Tragtenberg, Livio. <text:span text:style-name="T13">Contraponto: uma arte de compor</text:span>. Edusp, 2002.</text:p>
      <text:p text:style-name="P4"><text:span text:style-name="T2">Rítmica (Pozzoli, Bohumil Med)</text:span></text:p>
      <text:p text:style-name="P3">GRAMANI, José Eduardo. "Rítmica viva." <text:span text:style-name="T13">Campinas: Editora da UNICAMP</text:span>(1996).</text:p>
      <text:p text:style-name="P3">MED, Bohumil. "Solfejo. 3º Edição." <text:span text:style-name="T13">Brasília: Musimed</text:span><text:span text:style-name="T1"> </text:span>(1986).</text:p>
      <text:p text:style-name="P3">Lovelock, William. <text:span text:style-name="T13">História concisa da música</text:span>. Martins Fontes, 1987.</text:p>
      <text:p text:style-name="P3">Van Rossum, Guido, and Fred L. Drake. "Python Tutorial, Release 2.X ou 3.X" (2014-5).</text:p>
      <text:p text:style-name="P3">Budden, Francis James. <text:span text:style-name="T13">The fascination of groups</text:span>. Cambridge Univ. Press, 1972.</text:p>
      <text:p text:style-name="P3">Pohlmann, Ken. "Principles of Digital Audio." (2010).</text:p>
      <text:p text:style-name="P5"><text:soft-page-break/><text:span text:style-name="T11">Todos os livros e teses de “música, matemática, áudio e programação” descritos e relacionados com o curso no Apêndice G de: https://github.com/ttm/dissertacao/blob/master/dissertacaoCorrigida.pdf?raw=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Arial1" svg:font-family="Arial, sans-serif"/>
    <style:font-face style:name="Lohit Hindi1" svg:font-family="'Lohit Hindi'"/>
    <style:font-face style:name="Verdana" svg:font-family="Verdana, Arial, Helvetica, sans-serif"/>
    <style:font-face style:name="Arial2" svg:font-family="Arial, Helvetica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06T19:56:10</meta:creation-date>
    <dc:date>2014-12-07T18:34:34</dc:date>
    <dc:creator>R Fabbri</dc:creator>
    <meta:editing-duration>PT21H4M43S</meta:editing-duration>
    <meta:editing-cycles>8</meta:editing-cycles>
    <meta:generator>LibreOffice/3.5$Linux_X86_64 LibreOffice_project/350m1$Build-2</meta:generator>
    <meta:document-statistic meta:table-count="1" meta:image-count="0" meta:object-count="0" meta:page-count="3" meta:paragraph-count="50" meta:word-count="777" meta:character-count="5628" meta:non-whitespace-character-count="4900"/>
  </office:meta>
</office:document-meta>
</file>